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Kateřino,</text:p>
      <text:p text:style-name="Normal">v tento zvláštní den, kdy srdce hovoří jazykem lásky více než kdy jindy, chci sdílet s tebou myšlenku, která mi připadá tak vzácná jako ty sama. Sdílíme spolu andělské číslo 6, znamení, které nás spojuje pod ochrannými křídly archanděla Michaela. Tato souhlasná vibrace, kouzelné pouto, je pro mě symbolem jedinečného spojení, které má sílu odhalit pravdu a nastolit spravedlnost na našich cestách. </text:p>
      <text:p text:style-name="Normal">Ještě důležitější je, že nás obklopuje láska a síla vést a podporovat se navzájem v těžkých chvílích, což je dar, který můžeme nabídnout světu kolem nás. Měj tento den plný lásky v srdci, Kateřino, a pamatuj, že společně můžeme být silou, která světla přinese do temnot.</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